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miri" svg:font-family="Amiri" style:font-pitch="variable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miri" fo:font-size="32pt" style:text-underline-style="solid" style:text-underline-width="auto" style:text-underline-color="font-color" fo:font-weight="bold" officeooo:rsid="0018a5ee" officeooo:paragraph-rsid="0018a5ee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nux Libertine Mono O" fo:font-size="12pt" style:text-underline-style="none" fo:font-weight="normal" officeooo:rsid="001deb25" officeooo:paragraph-rsid="001deb25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Linux Libertine Mono O" fo:font-size="12pt" style:text-underline-style="none" fo:font-weight="normal" officeooo:rsid="0018a5ee" officeooo:paragraph-rsid="0018a5ee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Linux Libertine Mono O" fo:font-size="12pt" style:text-underline-style="none" fo:font-weight="normal" officeooo:rsid="001deb25" officeooo:paragraph-rsid="001deb25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nux Libertine Mono O" fo:font-size="12pt" style:text-underline-style="none" fo:font-weight="normal" officeooo:rsid="001deb25" officeooo:paragraph-rsid="002008d0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nux Libertine Mono O" fo:font-size="12pt" style:text-underline-style="none" fo:font-weight="normal" officeooo:rsid="001a72fb" officeooo:paragraph-rsid="001a72fb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nux Libertine Mono O" fo:font-size="12pt" style:text-underline-style="none" fo:font-weight="normal" officeooo:rsid="002531da" officeooo:paragraph-rsid="002531da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Linux Libertine Mono O" fo:font-size="12pt" style:text-underline-style="none" fo:font-weight="normal" officeooo:rsid="0027420e" officeooo:paragraph-rsid="0027420e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nux Libertine Mono O" fo:font-size="12pt" style:text-underline-style="none" fo:font-weight="normal" officeooo:rsid="0027420e" officeooo:paragraph-rsid="002af050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inux Libertine Mono O" fo:font-size="12pt" style:text-underline-style="none" fo:font-weight="normal" officeooo:rsid="002c9ba8" officeooo:paragraph-rsid="002c9ba8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nux Libertine Mono O" fo:font-size="12pt" style:text-underline-style="none" fo:font-weight="normal" officeooo:rsid="002d9b7b" officeooo:paragraph-rsid="002d9b7b" style:font-size-asian="10.5pt" style:font-weight-asian="normal" style:font-size-complex="12pt" style:font-weight-complex="normal"/>
    </style:style>
    <style:style style:name="T1" style:family="text">
      <style:text-properties officeooo:rsid="00198887"/>
    </style:style>
    <style:style style:name="T2" style:family="text">
      <style:text-properties officeooo:rsid="001b5d57"/>
    </style:style>
    <style:style style:name="T3" style:family="text">
      <style:text-properties officeooo:rsid="001cb766"/>
    </style:style>
    <style:style style:name="T4" style:family="text">
      <style:text-properties officeooo:rsid="001ebd31"/>
    </style:style>
    <style:style style:name="T5" style:family="text">
      <style:text-properties officeooo:rsid="0022ab65"/>
    </style:style>
    <style:style style:name="T6" style:family="text">
      <style:text-properties officeooo:rsid="00233d89"/>
    </style:style>
    <style:style style:name="T7" style:family="text">
      <style:text-properties officeooo:rsid="002608ad"/>
    </style:style>
    <style:style style:name="T8" style:family="text">
      <style:text-properties officeooo:rsid="002a84da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umptions</text:p>
      <text:list xml:id="list895229646129690350" text:style-name="L1">
        <text:list-item>
          <text:p text:style-name="P3">ADDA- <text:span text:style-name="T1">ADDA admin_name (ADDAdmin)</text:span></text:p>
          <text:p text:style-name="P3"/>
        </text:list-item>
        <text:list-item>
          <text:p text:style-name="P3">ADDU- <text:span text:style-name="T1">ADDU user_name phone_no addr(ADDUser)</text:span></text:p>
          <text:p text:style-name="P3"/>
        </text:list-item>
        <text:list-item>
          <text:p text:style-name="P4">CREATEG- CREATEG group_name <text:span text:style-name="T4">admin_name</text:span><text:bookmark-start text:name="__DdeLink__2_765752665"/><text:span text:style-name="T4"> (Create group having name group_name by the admin admin_name).</text:span><text:bookmark-end text:name="__DdeLink__2_765752665"/></text:p>
        </text:list-item>
      </text:list>
      <text:p text:style-name="P2"/>
      <text:list xml:id="list212554514456677" text:continue-numbering="true" text:style-name="L1">
        <text:list-item>
          <text:p text:style-name="P5">REMOVEG- REMOVEG group_name <text:span text:style-name="T4">admin_name (Delete group having name group_name by the admin admin_name).</text:span></text:p>
          <text:p text:style-name="P4"/>
        </text:list-item>
        <text:list-item>
          <text:p text:style-name="P6">VIEWM- VIEWM user_name group_name(VIEWMessage of group_name from persepective of user_name).</text:p>
          <text:p text:style-name="P6"/>
        </text:list-item>
        <text:list-item>
          <text:p text:style-name="P6">SENDM- SENDM user_name group_name message (SENDMessage from user user_name to the group_name)</text:p>
          <text:p text:style-name="P6"/>
        </text:list-item>
        <text:list-item>
          <text:p text:style-name="P6">REQU- REQU user_name group_name</text:p>
          <text:p text:style-name="P6"/>
        </text:list-item>
        <text:list-item>
          <text:p text:style-name="P6">LEAVE- LEAVE user_name group_name</text:p>
          <text:p text:style-name="P6"/>
        </text:list-item>
        <text:list-item>
          <text:p text:style-name="P6">PENDING- PENDING group_name<text:span text:style-name="T2">(PENDING user list of the group_name)</text:span></text:p>
          <text:p text:style-name="P6"/>
        </text:list-item>
        <text:list-item>
          <text:p text:style-name="P6">AC<text:span text:style-name="T5">CE</text:span>PT- A<text:span text:style-name="T6">C</text:span>C<text:span text:style-name="T6">E</text:span>PT admin_name group_name user_name <text:span text:style-name="T3">status(ACPT the user having user_name in the group group_name by the admin admin_name).</text:span></text:p>
          <text:p text:style-name="P7"/>
        </text:list-item>
        <text:list-item>
          <text:p text:style-name="P7">SHARE- SHARE user_name group_name1 group_name2 message_id (<text:span text:style-name="T7">message having message_id will be </text:span>SHARE<text:span text:style-name="T7">d from group_name1 to group_name2 by the user user_name).</text:span></text:p>
          <text:p text:style-name="P8"/>
        </text:list-item>
        <text:list-item>
          <text:p text:style-name="P9">REPLY- <text:span text:style-name="T8">REPLY user_name group_name message_id (REPLY by user user_name to the group group_name to the message havinf id message_id)</text:span></text:p>
          <text:p text:style-name="P10"/>
        </text:list-item>
        <text:list-item>
          <text:p text:style-name="P10">VIEWR- VIEWR user_name group_name(VIEWReply messages in the group having name group_name in from the persepective of user user_name).</text:p>
          <text:p text:style-name="P11"/>
        </text:list-item>
        <text:list-item>
          <text:p text:style-name="P11">Input format is strictly follow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miri" svg:font-family="Amiri" style:font-pitch="variable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2:48:02.348449855</meta:creation-date>
    <dc:date>2017-10-07T21:25:53.093484287</dc:date>
    <meta:editing-duration>PT7H52M18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180" meta:character-count="1213" meta:non-whitespace-character-count="1074"/>
  </office:meta>
</office:document-meta>
</file>